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nux Biolinum G" svg:font-family="'Linux Biolinum G'" style:font-pitch="variable"/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nux Libertine G" fo:font-size="16pt" fo:font-weight="bold" officeooo:rsid="001721a0" officeooo:paragraph-rsid="001721a0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nux Libertine G" fo:font-size="16pt" officeooo:rsid="001721a0" officeooo:paragraph-rsid="001721a0" style:font-size-asian="16pt" style:font-size-complex="16pt"/>
    </style:style>
    <style:style style:name="P3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Linux Libertine G" fo:font-size="16pt" officeooo:rsid="001721a0" officeooo:paragraph-rsid="001721a0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troduction</text:p>
      <text:p text:style-name="P3">importance of muon induced backgrounds to low background experiments</text:p>
      <text:p text:style-name="P2"><text:tab/>brief history &amp; overview of neutrino physics</text:p>
      <text:p text:style-name="P2"><text:tab/>importance of theta-13</text:p>
      <text:p text:style-name="P1">2. The Daya Bay Experiment</text:p>
      <text:p text:style-name="P2"><text:tab/>AD, muon system, electronics</text:p>
      <text:p text:style-name="P1">3. RPC as a Muon Detector</text:p>
      <text:p text:style-name="P2"><text:tab/>RPC detector physics</text:p>
      <text:p text:style-name="P2"><text:tab/>muon flux, muon reconstruction</text:p>
      <text:p text:style-name="P1">4. Neutron Production Mechanisms</text:p>
      <text:p text:style-name="P2"><text:tab/>mostly literature review</text:p>
      <text:p text:style-name="P1">5. Neutron Yield</text:p>
      <text:p text:style-name="P2"><text:tab/>methodology</text:p>
      <text:p text:style-name="P2"><text:tab/>results, uncertainties</text:p>
      <text:p text:style-name="P1">6. 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nux Biolinum G" svg:font-family="'Linux Biolinum G'" style:font-pitch="variable"/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2.1$Windows_x86 LibreOffice_project/3be8cda0bddd8e430d8cda1ebfd581265cca5a0f</meta:generator>
    <dc:date>2014-04-03T22:08:40.145000000</dc:date>
    <meta:document-statistic meta:table-count="0" meta:image-count="0" meta:object-count="0" meta:page-count="1" meta:paragraph-count="15" meta:word-count="58" meta:character-count="404" meta:non-whitespace-character-count="353"/>
    <meta:user-defined meta:name="Info 1"/>
    <meta:user-defined meta:name="Info 2"/>
    <meta:user-defined meta:name="Info 3"/>
    <meta:user-defined meta:name="Info 4"/>
  </office:meta>
</office:document-meta>
</file>